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9pt" style:font-size-asian="9pt" style:font-size-complex="9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9pt" style:font-size-asian="9pt" style:font-size-complex="9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.8cm" svg:x="3.3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3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cm" svg:x2="9.3cm" svg:y2="8cm">
          <text:p/>
        </draw:line>
        <draw:frame draw:style-name="gr4" draw:text-style-name="P3" draw:layer="layout" svg:width="1.713cm" svg:height="0.602cm" svg:x="8.2cm" svg:y="7.5cm">
          <draw:text-box>
            <text:p><text:span text:style-name="T2">UART1 rx</text:span></text:p>
          </draw:text-box>
        </draw:frame>
        <draw:custom-shape draw:style-name="gr5" draw:text-style-name="P4" draw:layer="layout" svg:width="0.8cm" svg:height="2.4cm" svg:x="7.2cm" svg:y="7.7cm">
          <text:p text:style-name="P2"><text:span text:style-name="T3">8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8.4cm" svg:x2="9.3cm" svg:y2="8.4cm">
          <text:p/>
        </draw:line>
        <draw:frame draw:style-name="gr4" draw:text-style-name="P3" draw:layer="layout" svg:width="1.713cm" svg:height="0.602cm" svg:x="8.2cm" svg:y="7.9cm">
          <draw:text-box>
            <text:p><text:span text:style-name="T2">UART2 rx</text:span></text:p>
          </draw:text-box>
        </draw:frame>
        <draw:line draw:style-name="gr3" draw:text-style-name="P2" draw:layer="layout" svg:x1="7.987cm" svg:y1="9.898cm" svg:x2="9.287cm" svg:y2="9.898cm">
          <text:p/>
        </draw:line>
        <draw:frame draw:style-name="gr4" draw:text-style-name="P3" draw:layer="layout" svg:width="1.713cm" svg:height="0.602cm" svg:x="8.187cm" svg:y="9.4cm">
          <draw:text-box>
            <text:p><text:span text:style-name="T2">UART8 rx</text:span></text:p>
          </draw:text-box>
        </draw:frame>
        <draw:frame draw:style-name="gr4" draw:text-style-name="P3" draw:layer="layout" svg:width="0.705cm" svg:height="0.602cm" svg:x="8.5cm" svg:y="8.6cm">
          <draw:text-box>
            <text:p><text:span text:style-name="T2">...</text:span></text:p>
          </draw:text-box>
        </draw:frame>
        <draw:custom-shape draw:style-name="gr1" draw:text-style-name="P1" draw:layer="layout" svg:width="5cm" svg:height="3.7cm" svg:x="10.987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10.887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15.687cm" svg:y1="8cm" svg:x2="16.987cm" svg:y2="8cm">
          <text:p/>
        </draw:line>
        <draw:frame draw:style-name="gr4" draw:text-style-name="P3" draw:layer="layout" svg:width="1.692cm" svg:height="0.602cm" svg:x="15.887cm" svg:y="7.5cm">
          <draw:text-box>
            <text:p><text:span text:style-name="T2">UART1 tx</text:span></text:p>
          </draw:text-box>
        </draw:frame>
        <draw:custom-shape draw:style-name="gr5" draw:text-style-name="P4" draw:layer="layout" svg:width="0.8cm" svg:height="2.4cm" svg:x="14.887cm" svg:y="7.7cm">
          <text:p text:style-name="P2"><text:span text:style-name="T3">8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687cm" svg:y1="8.4cm" svg:x2="16.987cm" svg:y2="8.4cm">
          <text:p/>
        </draw:line>
        <draw:frame draw:style-name="gr4" draw:text-style-name="P3" draw:layer="layout" svg:width="1.692cm" svg:height="0.602cm" svg:x="15.887cm" svg:y="7.9cm">
          <draw:text-box>
            <text:p><text:span text:style-name="T2">UART2 tx</text:span></text:p>
          </draw:text-box>
        </draw:frame>
        <draw:line draw:style-name="gr3" draw:text-style-name="P2" draw:layer="layout" svg:x1="15.674cm" svg:y1="9.898cm" svg:x2="16.974cm" svg:y2="9.898cm">
          <text:p/>
        </draw:line>
        <draw:frame draw:style-name="gr4" draw:text-style-name="P3" draw:layer="layout" svg:width="1.692cm" svg:height="0.602cm" svg:x="15.874cm" svg:y="9.398cm">
          <draw:text-box>
            <text:p><text:span text:style-name="T2">UART8 tx</text:span></text:p>
          </draw:text-box>
        </draw:frame>
        <draw:frame draw:style-name="gr4" draw:text-style-name="P3" draw:layer="layout" svg:width="0.705cm" svg:height="0.602cm" svg:x="16.187cm" svg:y="8.6cm">
          <draw:text-box>
            <text:p><text:span text:style-name="T2">...</text:span></text:p>
          </draw:text-box>
        </draw:frame>
        <draw:custom-shape draw:style-name="gr5" draw:text-style-name="P4" draw:layer="layout" svg:width="0.8cm" svg:height="0.7cm" svg:x="7.2cm" svg:y="10.3cm">
          <text:p text:style-name="P2"><text:span text:style-name="T3">1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7cm" svg:x2="9.3cm" svg:y2="10.7cm">
          <text:p/>
        </draw:line>
        <draw:frame draw:style-name="gr4" draw:text-style-name="P3" draw:layer="layout" svg:width="1.895cm" svg:height="0.602cm" svg:x="8.187cm" svg:y="10.198cm">
          <draw:text-box>
            <text:p><text:span text:style-name="T2">UART clock</text:span></text:p>
          </draw:text-box>
        </draw:frame>
        <draw:custom-shape draw:style-name="gr5" draw:text-style-name="P4" draw:layer="layout" svg:width="0.8cm" svg:height="0.7cm" svg:x="14.9cm" svg:y="10.202cm">
          <text:p text:style-name="P2"><text:span text:style-name="T3">1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7cm" svg:y1="10.602cm" svg:x2="17cm" svg:y2="10.602cm">
          <text:p/>
        </draw:line>
        <draw:frame draw:style-name="gr4" draw:text-style-name="P3" draw:layer="layout" svg:width="3.182cm" svg:height="0.602cm" svg:x="15.887cm" svg:y="10.1cm">
          <draw:text-box>
            <text:p><text:span text:style-name="T2">UART clock 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8:34:19.170456720</dc:date>
    <dc:creator>David Lacey</dc:creator>
    <meta:generator>LibreOffice/4.2.7.2$Linux_X86_64 LibreOffice_project/420m0$Build-2</meta:generator>
    <meta:editing-duration>PT4M53S</meta:editing-duration>
    <meta:editing-cycles>7</meta:editing-cycles>
    <meta:document-statistic meta:object-count="26"/>
  </office:meta>
</office:document-meta>
</file>